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_CY</text:p>
          </table:table-cell>
          <table:table-cell table:style-name="ce2" office:value-type="float" office:value="40000000" calcext:value-type="float">
            <text:p>40000000</text:p>
          </table:table-cell>
          <table:table-cell office:value-type="string" calcext:value-type="string">
            <text:p>IPS (Hz)</text:p>
          </table:table-cell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bps</text:p>
          </table:table-cell>
        </table:table-row>
        <table:table-row table:style-name="ro1">
          <table:table-cell office:value-type="string" calcext:value-type="string">
            <text:p>Vitesse 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Pulse par to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oeff Pu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yon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P1TPER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T1 Period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1 Prescal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2 Perio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2 Prescal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3 Perio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3 Prescaler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QEI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AX_RPM</text:p>
          </table:table-cell>
          <table:table-cell table:formula="of:=[.B3]/(2*PI()*[.B6])" office:value-type="float" office:value="5.3051647697298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IN_PULSE</text:p>
          </table:table-cell>
          <table:table-cell table:formula="of:=30/([.B21]*[.B4])" office:value-type="float" office:value="0.0113097335529233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FILTER_DIV</text:p>
          </table:table-cell>
          <table:table-cell table:formula="of:=[.B1]*[.B22]/3" office:value-type="float" office:value="150796.4473723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AX_COUNT_PER_REV</text:p>
          </table:table-cell>
          <table:table-cell table:formula="of:=[.B4]*[.B5]-1" office:value-type="float" office:value="1999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imer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1</text:p>
          </table:table-cell>
          <table:table-cell table:formula="of:=[.B8]*[.B$1]/[.B9]-1" office:value-type="float" office:value="3124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2</text:p>
          </table:table-cell>
          <table:table-cell table:formula="of:=[.B10]*[.B$1]/[.B11]-1" office:value-type="float" office:value="624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3</text:p>
          </table:table-cell>
          <table:table-cell table:formula="of:=[.B12]*[.B$1]/[.B13]-1" office:value-type="float" office:value="31249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W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F_PWM</text:p>
          </table:table-cell>
          <table:table-cell table:formula="of:=[.B1]/([.B7]+1)" office:value-type="float" office:value="39062.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WM Resolution</text:p>
          </table:table-cell>
          <table:table-cell table:formula="of:=LOG(2*[.B1]/[.B32];2)" office:value-type="float" office:value="11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9:28:31.751000000</meta:creation-date>
    <dc:date>2014-05-06T15:07:08.772000000</dc:date>
    <meta:editing-duration>PT5H34M49S</meta:editing-duration>
    <meta:editing-cycles>6</meta:editing-cycles>
    <meta:generator>LibreOffice/4.2.3.3$Windows_x86 LibreOffice_project/882f8a0a489bc99a9e60c7905a60226254cb6ff0</meta:generator>
    <meta:document-statistic meta:table-count="1" meta:cell-count="54" meta:object-count="0"/>
  </office:meta>
</office:document-meta>
</file>